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9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dice</text:p>
          </table:table-cell>
          <table:table-cell office:value-type="string" calcext:value-type="string">
            <text:p>Giornata</text:p>
          </table:table-cell>
          <table:table-cell table:style-name="Default" office:value-type="string" calcext:value-type="string">
            <text:p>Giorno</text:p>
          </table:table-cell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Squadra casa</text:p>
          </table:table-cell>
          <table:table-cell office:value-type="string" calcext:value-type="string">
            <text:p>Squadra ospite</text:p>
          </table:table-cell>
          <table:table-cell office:value-type="string" calcext:value-type="string">
            <text:p>Arbitro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Gol squadra di casa</text:p>
          </table:table-cell>
          <table:table-cell office:value-type="string" calcext:value-type="string">
            <text:p>Gol squadra ospit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0</text:p>
          </table:table-cell>
          <table:table-cell office:value-type="date" office:date-value="2020-09-21" calcext:value-type="date">
            <text:p>2020-09-21</text:p>
          </table:table-cell>
          <table:table-cell office:value-type="time" office:time-value="PT21H00M00S" calcext:value-type="time">
            <text:p>09:00:00 PM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0</text:p>
          </table:table-cell>
          <table:table-cell office:value-type="date" office:date-value="2020-09-21" calcext:value-type="date">
            <text:p>2020-09-21</text:p>
          </table:table-cell>
          <table:table-cell office:value-type="time" office:time-value="PT45H00M00S" calcext:value-type="time">
            <text:p>09:00:00 PM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1</text:p>
          </table:table-cell>
          <table:table-cell office:value-type="date" office:date-value="2020-09-21" calcext:value-type="date">
            <text:p>2020-09-21</text:p>
          </table:table-cell>
          <table:table-cell office:value-type="time" office:time-value="PT69H00M00S" calcext:value-type="time">
            <text:p>09:00:00 PM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1</text:p>
          </table:table-cell>
          <table:table-cell office:value-type="date" office:date-value="2020-09-21" calcext:value-type="date">
            <text:p>2020-09-21</text:p>
          </table:table-cell>
          <table:table-cell office:value-type="time" office:time-value="PT93H00M00S" calcext:value-type="time">
            <text:p>09:00:00 PM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2</text:p>
          </table:table-cell>
          <table:table-cell office:value-type="date" office:date-value="2020-11-21" calcext:value-type="date">
            <text:p>2020-11-21</text:p>
          </table:table-cell>
          <table:table-cell office:value-type="time" office:time-value="PT22H00M00S" calcext:value-type="time">
            <text:p>10:00:00 PM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2</text:p>
          </table:table-cell>
          <table:table-cell office:value-type="date" office:date-value="2020-11-21" calcext:value-type="date">
            <text:p>2020-11-21</text:p>
          </table:table-cell>
          <table:table-cell office:value-type="time" office:time-value="PT46H00M00S" calcext:value-type="time">
            <text:p>10:00:00 PM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3</text:p>
          </table:table-cell>
          <table:table-cell office:value-type="date" office:date-value="2020-11-21" calcext:value-type="date">
            <text:p>2020-11-21</text:p>
          </table:table-cell>
          <table:table-cell office:value-type="time" office:time-value="PT70H00M00S" calcext:value-type="time">
            <text:p>10:00:00 PM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3</text:p>
          </table:table-cell>
          <table:table-cell office:value-type="date" office:date-value="2020-11-21" calcext:value-type="date">
            <text:p>2020-11-21</text:p>
          </table:table-cell>
          <table:table-cell office:value-type="time" office:time-value="PT94H00M00S" calcext:value-type="time">
            <text:p>10:00:00 PM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4</text:p>
          </table:table-cell>
          <table:table-cell office:value-type="date" office:date-value="2021-01-21" calcext:value-type="date">
            <text:p>2021-01-21</text:p>
          </table:table-cell>
          <table:table-cell office:value-type="time" office:time-value="PT20H00M00S" calcext:value-type="time">
            <text:p>08:00:00 PM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4</text:p>
          </table:table-cell>
          <table:table-cell office:value-type="date" office:date-value="2021-01-21" calcext:value-type="date">
            <text:p>2021-01-21</text:p>
          </table:table-cell>
          <table:table-cell office:value-type="time" office:time-value="PT44H00M00S" calcext:value-type="time">
            <text:p>08:00:00 PM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5</text:p>
          </table:table-cell>
          <table:table-cell office:value-type="date" office:date-value="2021-01-21" calcext:value-type="date">
            <text:p>2021-01-21</text:p>
          </table:table-cell>
          <table:table-cell office:value-type="time" office:time-value="PT68H00M00S" calcext:value-type="time">
            <text:p>08:00:00 PM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5</text:p>
          </table:table-cell>
          <table:table-cell office:value-type="date" office:date-value="2021-01-21" calcext:value-type="date">
            <text:p>2021-01-21</text:p>
          </table:table-cell>
          <table:table-cell office:value-type="time" office:time-value="PT92H00M00S" calcext:value-type="time">
            <text:p>08:00:00 PM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6</text:p>
          </table:table-cell>
          <table:table-cell office:value-type="date" office:date-value="2021-03-21" calcext:value-type="date">
            <text:p>2021-03-21</text:p>
          </table:table-cell>
          <table:table-cell office:value-type="time" office:time-value="PT18H30M00S" calcext:value-type="time">
            <text:p>06:30:00 PM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6</text:p>
          </table:table-cell>
          <table:table-cell office:value-type="date" office:date-value="2021-03-21" calcext:value-type="date">
            <text:p>2021-03-21</text:p>
          </table:table-cell>
          <table:table-cell office:value-type="time" office:time-value="PT42H30M00S" calcext:value-type="time">
            <text:p>06:30:00 PM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7</text:p>
          </table:table-cell>
          <table:table-cell office:value-type="date" office:date-value="2021-05-21" calcext:value-type="date">
            <text:p>2021-05-21</text:p>
          </table:table-cell>
          <table:table-cell office:value-type="time" office:time-value="PT21H00M00S" calcext:value-type="time">
            <text:p>09:00:00 PM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8</text:p>
          </table:table-cell>
          <table:table-cell office:value-type="date" office:date-value="2023-08-10" calcext:value-type="date">
            <text:p>2023-08-10</text:p>
          </table:table-cell>
          <table:table-cell office:value-type="time" office:time-value="PT21H00M00S" calcext:value-type="time">
            <text:p>09:00:00 PM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8</text:p>
          </table:table-cell>
          <table:table-cell office:value-type="date" office:date-value="2023-08-10" calcext:value-type="date">
            <text:p>2023-08-10</text:p>
          </table:table-cell>
          <table:table-cell office:value-type="time" office:time-value="PT45H00M00S" calcext:value-type="time">
            <text:p>09:00:00 PM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9</text:p>
          </table:table-cell>
          <table:table-cell office:value-type="date" office:date-value="2023-08-20" calcext:value-type="date">
            <text:p>2023-08-20</text:p>
          </table:table-cell>
          <table:table-cell office:value-type="time" office:time-value="PT69H00M00S" calcext:value-type="time">
            <text:p>09:00:00 PM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9</text:p>
          </table:table-cell>
          <table:table-cell office:value-type="date" office:date-value="2023-08-20" calcext:value-type="date">
            <text:p>2023-08-20</text:p>
          </table:table-cell>
          <table:table-cell office:value-type="time" office:time-value="PT93H00M00S" calcext:value-type="time">
            <text:p>09:00:00 PM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10</text:p>
          </table:table-cell>
          <table:table-cell office:value-type="date" office:date-value="2023-08-30" calcext:value-type="date">
            <text:p>2023-08-30</text:p>
          </table:table-cell>
          <table:table-cell office:value-type="time" office:time-value="PT18H30M00S" calcext:value-type="time">
            <text:p>06:30:00 PM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-10</text:p>
          </table:table-cell>
          <table:table-cell office:value-type="date" office:date-value="2023-09-09" calcext:value-type="date">
            <text:p>2023-09-09</text:p>
          </table:table-cell>
          <table:table-cell office:value-type="time" office:time-value="PT42H30M00S" calcext:value-type="time">
            <text:p>06:30:00 PM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20:05:28.502582607</meta:creation-date>
    <dc:date>2023-08-24T20:16:39.571723600</dc:date>
    <meta:editing-duration>PT11M11S</meta:editing-duration>
    <meta:editing-cycles>1</meta:editing-cycles>
    <meta:generator>LibreOffice/7.5.5.2$Linux_X86_64 LibreOffice_project/50$Build-2</meta:generator>
    <meta:document-statistic meta:table-count="1" meta:cell-count="115" meta:object-count="0"/>
  </office:meta>
</office:document-meta>
</file>